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icrosoft Yahei" svg:font-family="'Microsoft Yahei', 'Arial Narrow', HELVETICA"/>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rsid="0000ed84" officeooo:paragraph-rsid="0000ed84"/>
    </style:style>
    <style:style style:name="P3" style:family="paragraph" style:parent-style-name="Text_20_body">
      <style:text-properties officeooo:rsid="0001f3e7" officeooo:paragraph-rsid="0001f3e7"/>
    </style:style>
    <style:style style:name="P4" style:family="paragraph" style:parent-style-name="Text_20_body">
      <style:paragraph-properties fo:text-align="start" style:justify-single-word="false"/>
      <style:text-properties officeooo:rsid="0001f3e7" officeooo:paragraph-rsid="0001f3e7"/>
    </style:style>
    <style:style style:name="P5" style:family="paragraph" style:parent-style-name="Text_20_body">
      <style:text-properties officeooo:paragraph-rsid="0003a9ab"/>
    </style:style>
    <style:style style:name="P6" style:family="paragraph" style:parent-style-name="Heading_20_2">
      <style:text-properties officeooo:rsid="0000ed84" officeooo:paragraph-rsid="0000ed84"/>
    </style:style>
    <style:style style:name="P7" style:family="paragraph" style:parent-style-name="Heading_20_2">
      <style:text-properties officeooo:rsid="0001f3e7" officeooo:paragraph-rsid="0001f3e7"/>
    </style:style>
    <style:style style:name="P8" style:family="paragraph" style:parent-style-name="Heading_20_1">
      <style:paragraph-properties fo:text-align="center" style:justify-single-word="false"/>
    </style:style>
    <style:style style:name="P9" style:family="paragraph" style:parent-style-name="Text_20_body">
      <style:text-properties officeooo:paragraph-rsid="0003a9ab"/>
    </style:style>
    <style:style style:name="P10" style:family="paragraph" style:parent-style-name="Text_20_body">
      <style:text-properties style:font-name="Liberation Serif" officeooo:paragraph-rsid="0003a9ab"/>
    </style:style>
    <style:style style:name="P11" style:family="paragraph" style:parent-style-name="Text_20_body">
      <style:text-properties fo:color="#000000" style:font-name="Liberation Serif"/>
    </style:style>
    <style:style style:name="P12" style:family="paragraph" style:parent-style-name="Text_20_body">
      <style:paragraph-properties fo:text-align="center" style:justify-single-word="false"/>
      <style:text-properties fo:color="#000000" style:font-name="Liberation Serif" fo:font-size="15pt" officeooo:rsid="000f9a07" officeooo:paragraph-rsid="000f9a07" style:font-size-asian="15pt" style:font-size-complex="15pt"/>
    </style:style>
    <style:style style:name="P13" style:family="paragraph" style:parent-style-name="Text_20_body">
      <style:text-properties officeooo:paragraph-rsid="00050795"/>
    </style:style>
    <style:style style:name="P14" style:family="paragraph" style:parent-style-name="Text_20_body">
      <style:paragraph-properties fo:text-align="start" style:justify-single-word="false"/>
    </style:style>
    <style:style style:name="P15" style:family="paragraph" style:parent-style-name="Text_20_body">
      <style:text-properties officeooo:rsid="0001f3e7" officeooo:paragraph-rsid="0001f3e7"/>
    </style:style>
    <style:style style:name="P16" style:family="paragraph" style:parent-style-name="Text_20_body">
      <style:text-properties officeooo:rsid="001301f1" officeooo:paragraph-rsid="001301f1"/>
    </style:style>
    <style:style style:name="P17" style:family="paragraph" style:parent-style-name="Heading_20_3">
      <style:text-properties officeooo:rsid="00050795" officeooo:paragraph-rsid="00050795"/>
    </style:style>
    <style:style style:name="P18" style:family="paragraph" style:parent-style-name="Heading_20_3">
      <style:text-properties officeooo:rsid="0003a9ab" officeooo:paragraph-rsid="0003a9ab"/>
    </style:style>
    <style:style style:name="T1" style:family="text">
      <style:text-properties fo:font-variant="normal" fo:text-transform="none" fo:color="#000000" style:font-name="Liberation Serif" fo:font-size="15pt" fo:letter-spacing="normal" fo:font-style="normal" fo:font-weight="normal" style:font-size-asian="15pt" style:font-weight-asian="normal" style:font-size-complex="15pt" style:font-weight-complex="normal"/>
    </style:style>
    <style:style style:name="T2" style:family="text">
      <style:text-properties fo:font-variant="normal" fo:text-transform="none" fo:color="#000000" style:text-line-through-style="none" style:text-line-through-type="none" style:font-name="Liberation Serif" fo:font-size="15pt" fo:letter-spacing="normal" fo:font-style="normal" style:text-underline-style="none" fo:font-weight="normal" style:text-blinking="false" style:font-size-asian="15pt" style:font-weight-asian="normal" style:font-size-complex="15pt" style:font-weight-complex="normal"/>
    </style:style>
    <style:style style:name="T3" style:family="text">
      <style:text-properties fo:font-variant="normal" fo:text-transform="none" fo:color="#000000" fo:font-size="15pt" fo:letter-spacing="normal" fo:font-style="normal" fo:font-weight="normal" style:font-size-asian="15pt" style:font-weight-asian="normal" style:font-size-complex="15pt" style:font-weight-complex="normal"/>
    </style:style>
    <style:style style:name="T4" style:family="text">
      <style:text-properties officeooo:rsid="0000ed84"/>
    </style:style>
    <style:style style:name="T5" style:family="text">
      <style:text-properties officeooo:rsid="00059a06"/>
    </style:style>
    <style:style style:name="T6" style:family="text">
      <style:text-properties style:font-name="Liberation Serif"/>
    </style:style>
    <style:style style:name="T7" style:family="text">
      <style:text-properties style:font-name="Liberation Serif" officeooo:rsid="0007971b"/>
    </style:style>
    <style:style style:name="T8" style:family="text">
      <style:text-properties fo:font-size="15pt" fo:font-weight="normal" style:font-size-asian="15pt" style:font-weight-asian="normal" style:font-size-complex="15pt" style:font-weight-complex="normal"/>
    </style:style>
    <style:style style:name="T9" style:family="text">
      <style:text-properties officeooo:rsid="000db773"/>
    </style:style>
    <style:style style:name="T10" style:family="text">
      <style:text-properties officeooo:rsid="000edf1f"/>
    </style:style>
    <style:style style:name="T11" style:family="text">
      <style:text-properties officeooo:rsid="000f9a07"/>
    </style:style>
    <style:style style:name="T12" style:family="text">
      <style:text-properties officeooo:rsid="001068d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Clientes Web <text:span text:style-name="T4">p</text:span>esados <text:span text:style-name="T4">vs Clientes Web ligeros</text:span></text:h>
      <text:p text:style-name="P2"/>
      <text:h text:style-name="P6" text:outline-level="2">Clientes web pesados.</text:h>
      <text:p text:style-name="P3">Se denomina cliente pesado al programa “cliente” de una arquitectura cliente-servidor cuando la mayor carga de computo esta desplazada hacia la computadora que ejecuta dicho programa.</text:p>
      <text:h text:style-name="P17" text:outline-level="3">Ventajas:</text:h>
      <text:p text:style-name="P13">- <text:span text:style-name="T5">Aprovecha la capacidad de computo de las computadoras que lo ejecutan, generalmente infrautilizadas.</text:span></text:p>
      <text:p text:style-name="P13">- <text:span text:style-name="T10">La carga de servidor es mucho menor y por tanto puede atender a un número mayor de peticiones de un cliente.</text:span></text:p>
      <text:p text:style-name="P13">- <text:span text:style-name="T10">Menor costo de infraestructura del servidor.</text:span></text:p>
      <text:p text:style-name="P13">- <text:span text:style-name="T11">La interfaz no esta limitada por las características de un cliente universal. Por tanto puede diseñarse interfaces complejas, ricas y fáciles de usar.</text:span></text:p>
      <text:h text:style-name="P17" text:outline-level="3">Desventajas:</text:h>
      <text:p text:style-name="P13">- <text:span text:style-name="T11">Mayores costos de hardware para el cliente que entre en nuestra web.</text:span></text:p>
      <text:p text:style-name="P13">- <text:span text:style-name="T12">Mas difícil de asegurar. Ya que el cliente tendrá gran cantidad de datos.</text:span></text:p>
      <text:h text:style-name="P7" text:outline-level="2"/>
      <text:p text:style-name="P3"/>
      <text:p text:style-name="P3"/>
      <text:h text:style-name="P7" text:outline-level="2"/>
      <text:p text:style-name="P3"/>
      <text:h text:style-name="P7" text:outline-level="2"><text:soft-page-break/>Clientes web ligeros.</text:h>
      <text:p text:style-name="P4">Un cliente ligero o cliente liviano, es una computadora cliente o un software de cliente en una arquitectura cliente-servidor que depende primariamente del servidor central para las tareas de procesamiento, y se enfoca principalmente en transportar la entrada y salida entre el usuario y el servidor remoto.</text:p>
      <text:h text:style-name="P18" text:outline-level="3">Ventajas:</text:h>
      <text:p text:style-name="P5">-<text:span text:style-name="T6"> </text:span><text:span text:style-name="T7">Seguridad de datos mejorada. Si un dispositivo de cliente ligero sufre un serio desperfecto no se perderá ningún dato, puesto que residen en el servidor.</text:span></text:p>
      <text:p text:style-name="P10">- <text:span text:style-name="T3">Más fácil de asegurar. Los clientes livianos pueden ser diseñados de modo que ni siquiera los datos de aplicación residan en el cliente (apenas son exhibidos en la pantalla), centralizando la protección contra el malware y reduciendo los riesgos de hurto de los datos físicos.</text:span></text:p>
      <text:p text:style-name="P5"><text:span text:style-name="T1">- Información centralizada. Como la información se encuentra en un solo lugar facilita la realización de </text:span><text:span text:style-name="T2">backups </text:span><text:span text:style-name="T1">y evita que se guarden archivos que no sean de la empresa.</text:span></text:p>
      <text:h text:style-name="P18" text:outline-level="3">Desventajas:</text:h>
      <text:p text:style-name="P11">- <text:span text:style-name="T8">Tiempos de respuesta más pobre. Debido a que el cliente ligero deja la mayor parte de la lógica de negocio en el servidor, debe llamar a ese servidor para cualquier cambio. Incluso poblar una lista en un menú desplegable a menudo requerirá un viaje al servidor y viceversa. </text:span></text:p>
      <text:p text:style-name="P5">- <text:span text:style-name="T9">Mayor costo de infraestructura del servidor. Debido a la gran carga que requiere el servidor este necesitara mayor memoria RAM y capacidad de procesamiento y espacio de almacenamiento. </text:span></text:p>
      <text:p text:style-name="P1"/>
      <text:p text:style-name="P14"/>
      <text:p text:style-name="P1"/>
      <text:p text:style-name="P12">Franz Josué Ramírez Villca – 2D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icrosoft Yahei" svg:font-family="'Microsoft Yahei', 'Arial Narrow', HELVETICA"/>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orphans="2" fo:widows="2" fo:text-indent="0cm" style:auto-text-indent="false"/>
      <style:text-properties fo:color="#000000" style:font-name="Liberation Serif" fo:font-family="'Liberation Serif'" style:font-family-generic="roman" style:font-pitch="variable" fo:font-size="15pt" officeooo:rsid="0000ed84" style:font-size-asian="15pt" style:font-size-complex="1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2-20T18:09:56.721000000</dc:date>
    <meta:editing-duration>PT42M9S</meta:editing-duration>
    <meta:editing-cycles>14</meta:editing-cycles>
    <meta:document-statistic meta:table-count="0" meta:image-count="0" meta:object-count="0" meta:page-count="2" meta:paragraph-count="21" meta:word-count="368" meta:character-count="2274" meta:non-whitespace-character-count="1924"/>
  </office:meta>
</office:document-meta>
</file>